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size="24pt" style:font-size-asian="24pt" style:font-size-complex="24pt"/>
    </style:style>
    <style:style style:name="P2" style:family="paragraph" style:parent-style-name="Heading_20_3">
      <style:paragraph-properties fo:keep-with-next="always"/>
      <style:text-properties fo:font-size="24pt" style:font-size-asian="24pt" style:font-size-complex="24pt"/>
    </style:style>
    <style:style style:name="P3" style:family="paragraph" style:parent-style-name="Heading_20_3">
      <style:text-properties fo:font-size="24pt" officeooo:paragraph-rsid="00054a6a" style:font-size-asian="24pt" style:font-size-complex="24pt"/>
    </style:style>
    <style:style style:name="P4" style:family="paragraph" style:parent-style-name="Heading_20_3">
      <style:text-properties fo:font-size="30pt" officeooo:paragraph-rsid="00054a6a" style:font-size-asian="30pt" style:font-size-complex="30pt"/>
    </style:style>
    <style:style style:name="P5" style:family="paragraph" style:parent-style-name="Text_20_body" style:list-style-name="L1"/>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3"/>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4"/>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list-style-name="L5"/>
    <style:style style:name="P14" style:family="paragraph" style:parent-style-name="Text_20_body" style:list-style-name="L5">
      <style:paragraph-properties fo:margin-top="0in" fo:margin-bottom="0in" style:contextual-spacing="false"/>
    </style:style>
    <style:style style:name="P15" style:family="paragraph" style:parent-style-name="Text_20_body" style:list-style-name="L6"/>
    <style:style style:name="P16" style:family="paragraph" style:parent-style-name="Text_20_body" style:list-style-name="L6">
      <style:paragraph-properties fo:margin-top="0in" fo:margin-bottom="0in" style:contextual-spacing="false"/>
    </style:style>
    <style:style style:name="P17" style:family="paragraph" style:parent-style-name="Text_20_body" style:list-style-name="L7"/>
    <style:style style:name="P18" style:family="paragraph" style:parent-style-name="Text_20_body" style:list-style-name="L7">
      <style:paragraph-properties fo:margin-top="0in" fo:margin-bottom="0in" style:contextual-spacing="false"/>
    </style:style>
    <style:style style:name="P19" style:family="paragraph" style:parent-style-name="Text_20_body" style:list-style-name="L8"/>
    <style:style style:name="P20" style:family="paragraph" style:parent-style-name="Text_20_body" style:list-style-name="L8">
      <style:paragraph-properties fo:margin-top="0in" fo:margin-bottom="0in" style:contextual-spacing="false"/>
    </style:style>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0">
      <style:paragraph-properties fo:margin-top="0in" fo:margin-bottom="0in" style:contextual-spacing="false"/>
    </style:style>
    <style:style style:name="P24" style:family="paragraph" style:parent-style-name="Text_20_body" style:list-style-name="L11"/>
    <style:style style:name="P25" style:family="paragraph" style:parent-style-name="Text_20_body" style:list-style-name="L11">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Capstone Project Proposal: Identifying Customer Segments for Arvato Financial Services</text:h>
      <text:h text:style-name="P3" text:outline-level="3">Domain Background</text:h>
      <text:p text:style-name="Text_20_body">Arvato Financial Solutions, a subsidiary of the Bertelsmann Group, delivers a diverse array of credit management and financial services worldwide, such as risk assessment, payment handling, and debt collection. As global markets intensify in competitiveness, leveraging data analytics to deeply understand customer demographics, preferences, and behaviors is increasingly vital for designing effective marketing and customer retention strategies.</text:p>
      <text:p text:style-name="Text_20_body">Customer segmentation, which involves grouping customers based on distinct characteristics, has emerged as a cornerstone for enhancing targeted marketing initiatives and refining resource allocation. By employing thoughtful segmentation, companies can customize their messaging and offers to resonate with different segments, resulting in improved efficiency and overall customer satisfaction (Kotler &amp; Keller, 2016).</text:p>
      <text:p text:style-name="Text_20_body">Advancements in machine learning (ML) and data analytics now enable organizations to sift through substantial datasets to identify nuanced patterns that would otherwise remain hidden. Techniques such as clustering (unsupervised learning) and classification (supervised learning) support more strategic decision-making. These methods have been shown to uncover new insights and reduce human labor in data analysis, ultimately informing better business outcomes (Murphy, 2012). For Arvato, applying these methods to demographic data can enhance segmentation efforts and lead to more impactful marketing strategies.</text:p>
      <text:h text:style-name="P1" text:outline-level="3">Problem Statement</text:h>
      <text:p text:style-name="Text_20_body">Arvato Financial Solutions seeks to refine its approach to targeting customers within the German market. The core question is:</text:p>
      <text:p text:style-name="Text_20_body"><text:span text:style-name="Strong_20_Emphasis">How can Arvato effectively segment its current customers and predict promising new customers based on demographic data?</text:span></text:p>
      <text:p text:style-name="Text_20_body">The objectives include:</text:p>
      <text:list text:style-name="L1">
        <text:list-item>
          <text:p text:style-name="P6">Uncovering logical, data-driven customer groups through unsupervised learning methods.</text:p>
        </text:list-item>
        <text:list-item>
          <text:p text:style-name="P5">Employing supervised models to forecast which individuals, given their demographic profiles, are likely to become new customers.</text:p>
        </text:list-item>
      </text:list>
      <text:p text:style-name="Text_20_body">By achieving these aims, Arvato can focus its marketing resources on the most receptive audiences, improving conversion rates, decreasing marketing expenditure, and ultimately driving better business performance.</text:p>
      <text:h text:style-name="P2" text:outline-level="3"><text:soft-page-break/>Datasets and Inputs</text:h>
      <text:p text:style-name="Text_20_body">Arvato provides four key datasets:</text:p>
      <text:list text:style-name="L2">
        <text:list-item>
          <text:p text:style-name="P8"><text:span text:style-name="Strong_20_Emphasis">General Population Data (AZDIAS.csv)</text:span>: Approximately 891,211 records and 366 features representing demographic variables for the German population.</text:p>
        </text:list-item>
        <text:list-item>
          <text:p text:style-name="P8"><text:span text:style-name="Strong_20_Emphasis">Customer Data (CUSTOMERS.csv)</text:span>: Around 191,652 entries and 369 features describing current Arvato customers.</text:p>
        </text:list-item>
        <text:list-item>
          <text:p text:style-name="P8"><text:span text:style-name="Strong_20_Emphasis">Training Data for Marketing Campaign (MAILOUT_TRAIN.csv)</text:span>: Roughly 42,982 samples with 367 features and known campaign response labels.</text:p>
        </text:list-item>
        <text:list-item>
          <text:p text:style-name="P7"><text:span text:style-name="Strong_20_Emphasis">Test Data for Marketing Campaign (MAILOUT_TEST.csv)</text:span>: About 42,833 entries and 366 features, representing prospective customers without response labels.</text:p>
        </text:list-item>
      </text:list>
      <text:p text:style-name="Text_20_body">Supplementary metadata files clarify the meaning and values of each feature. These datasets capture a range of demographic and lifestyle attributes—such as socioeconomic status, household structure, and purchasing power—and will serve as inputs for both clustering and predictive modeling tasks. Activities include standardizing features, managing missing values, extracting meaningful patterns, and using these insights to guide subsequent model training and evaluation.</text:p>
      <text:h text:style-name="P2" text:outline-level="3">Solution Statement</text:h>
      <text:p text:style-name="Text_20_body">The proposed solution consists of two parts:</text:p>
      <text:list text:style-name="L3">
        <text:list-item>
          <text:p text:style-name="P9"><text:span text:style-name="Strong_20_Emphasis">Segmentation via Unsupervised Learning:</text:span></text:p>
          <text:list>
            <text:list-item>
              <text:p text:style-name="P10"><text:span text:style-name="Strong_20_Emphasis">Data Cleaning &amp; Preprocessing:</text:span> Address missing values, unify data formats, and encode categorical variables appropriately.</text:p>
            </text:list-item>
            <text:list-item>
              <text:p text:style-name="P10"><text:span text:style-name="Strong_20_Emphasis">Dimensionality Reduction:</text:span> Use techniques like Principal Component Analysis (PCA) to streamline the feature space while retaining key variance.</text:p>
            </text:list-item>
            <text:list-item>
              <text:p text:style-name="P10"><text:span text:style-name="Strong_20_Emphasis">Clustering:</text:span> Implement algorithms (e.g., K-Means or Hierarchical Clustering) to reveal underlying customer groups.</text:p>
            </text:list-item>
            <text:list-item>
              <text:p text:style-name="P10"><text:span text:style-name="Strong_20_Emphasis">Cluster Profiling:</text:span> Characterize each cluster to understand differentiating features and segment-specific behaviors.</text:p>
            </text:list-item>
          </text:list>
        </text:list-item>
        <text:list-item>
          <text:p text:style-name="P9"><text:span text:style-name="Strong_20_Emphasis">Predictive Modeling for Customer Acquisition (Supervised Learning):</text:span></text:p>
          <text:list>
            <text:list-item>
              <text:p text:style-name="P10"><text:span text:style-name="Strong_20_Emphasis">Feature Engineering &amp; Selection:</text:span> Identify and highlight the most informative features derived from the segmentation step and domain expertise.</text:p>
            </text:list-item>
            <text:list-item>
              <text:p text:style-name="P10"><text:span text:style-name="Strong_20_Emphasis">Model Training:</text:span> Experiment with classification algorithms (e.g., Logistic Regression, Random Forest, Gradient Boosting) to forecast which prospects may convert into customers.</text:p>
            </text:list-item>
            <text:list-item>
              <text:p text:style-name="P10"><text:span text:style-name="Strong_20_Emphasis">Model Optimization:</text:span> Fine-tune hyperparameters through techniques like Grid Search and Cross-Validation to enhance predictive accuracy.</text:p>
            </text:list-item>
            <text:list-item>
              <text:p text:style-name="P9"><text:span text:style-name="Strong_20_Emphasis">Performance Evaluation:</text:span> Assess models using metrics that suit the problem context and validate results on holdout test data.</text:p>
            </text:list-item>
          </text:list>
        </text:list-item>
      </text:list>
      <text:p text:style-name="Text_20_body">The end goal is to arm Arvato with a dual capability: clear-cut customer segments and a robust predictive model that supports strategic, data-driven marketing decisions.</text:p>
      <text:h text:style-name="P2" text:outline-level="3"><text:soft-page-break/>Benchmark Model</text:h>
      <text:p text:style-name="Text_20_body">As an initial performance benchmark, a basic Logistic Regression classifier will be developed for the supervised prediction task. Due to its simplicity and interpretability (Hosmer et al., 2013), Logistic Regression serves as an effective baseline against which more complex, potentially higher-performing models can be compared.</text:p>
      <text:h text:style-name="P2" text:outline-level="3">Evaluation Metrics</text:h>
      <text:p text:style-name="Text_20_body">Suitable performance indicators for the supervised tasks include:</text:p>
      <text:list text:style-name="L4">
        <text:list-item>
          <text:p text:style-name="P12"><text:span text:style-name="Strong_20_Emphasis">AUC-ROC (Area Under the ROC Curve):</text:span> Gauges the model’s ability to separate classes across various thresholds.</text:p>
        </text:list-item>
        <text:list-item>
          <text:p text:style-name="P12"><text:span text:style-name="Strong_20_Emphasis">Accuracy:</text:span> Measures the proportion of correctly classified examples.</text:p>
        </text:list-item>
        <text:list-item>
          <text:p text:style-name="P12"><text:span text:style-name="Strong_20_Emphasis">Precision &amp; Recall:</text:span> Provides insight into the balance between correct positive predictions and the model’s sensitivity to positive classes.</text:p>
        </text:list-item>
        <text:list-item>
          <text:p text:style-name="P11"><text:span text:style-name="Strong_20_Emphasis">F1-Score:</text:span> The harmonic mean of precision and recall, offering a balanced measure especially useful in the context of imbalanced datasets.</text:p>
        </text:list-item>
      </text:list>
      <text:p text:style-name="Text_20_body">Given that the dataset may have relatively few actual conversions, metrics like AUC-ROC and F1-Score are particularly critical for ensuring meaningful performance appraisal (Saito &amp; Rehmsmeier, 2015).</text:p>
      <text:h text:style-name="P2" text:outline-level="3">Project Design</text:h>
      <text:p text:style-name="Text_20_body"><text:span text:style-name="Strong_20_Emphasis">Phase 1: Data Preparation &amp; Exploration</text:span></text:p>
      <text:list text:style-name="L5">
        <text:list-item>
          <text:p text:style-name="P14"><text:span text:style-name="Strong_20_Emphasis">Data Cleaning:</text:span> Impute or remove missing values, standardize variable formats, and encode categorical features. Manage outliers to maintain data integrity.</text:p>
        </text:list-item>
        <text:list-item>
          <text:p text:style-name="P13"><text:span text:style-name="Strong_20_Emphasis">Exploratory Data Analysis (EDA):</text:span> Visualize feature distributions, identify correlations, and gain insights into the data structure.</text:p>
        </text:list-item>
      </text:list>
      <text:p text:style-name="Text_20_body"><text:span text:style-name="Strong_20_Emphasis">Phase 2: Customer Segmentation (Unsupervised Learning)</text:span></text:p>
      <text:list text:style-name="L6">
        <text:list-item>
          <text:p text:style-name="P16"><text:span text:style-name="Strong_20_Emphasis">Dimensionality Reduction:</text:span> Use PCA to condense the data while preserving a majority of its variance.</text:p>
        </text:list-item>
        <text:list-item>
          <text:p text:style-name="P16"><text:span text:style-name="Strong_20_Emphasis">Clustering:</text:span> Determine the optimal number of clusters through methods like the Elbow Technique or Silhouette Scores, and then segment customers accordingly.</text:p>
        </text:list-item>
        <text:list-item>
          <text:p text:style-name="P15"><text:span text:style-name="Strong_20_Emphasis">Interpretation:</text:span> Profile each cluster to highlight distinctive attributes and preferences.</text:p>
        </text:list-item>
      </text:list>
      <text:p text:style-name="Text_20_body"><text:span text:style-name="Strong_20_Emphasis">Phase 3: Predicting Customer Acquisition (Supervised Learning)</text:span></text:p>
      <text:list text:style-name="L7">
        <text:list-item>
          <text:p text:style-name="P18"><text:span text:style-name="Strong_20_Emphasis">Feature Selection &amp; Engineering:</text:span> Prioritize features highlighted by clustering and domain knowledge. Address class imbalance with techniques like SMOTE.</text:p>
        </text:list-item>
        <text:list-item>
          <text:p text:style-name="P17"><text:span text:style-name="Strong_20_Emphasis">Model Training &amp; Tuning:</text:span> Train multiple classifiers (e.g., Logistic Regression, Random Forest, XGBoost) and optimize them using Grid Search or Randomized Search, coupled with Cross-Validation.</text:p>
        </text:list-item>
      </text:list>
      <text:p text:style-name="Text_20_body"><text:span text:style-name="Strong_20_Emphasis">Phase 4: Model Evaluation &amp; Validation</text:span></text:p>
      <text:list text:style-name="L8">
        <text:list-item>
          <text:p text:style-name="P20"><text:soft-page-break/><text:span text:style-name="Strong_20_Emphasis">Performance Measurement:</text:span> Compare all candidate models to the Logistic Regression benchmark. Use AUC-ROC, Precision, Recall, F1-Score, and Accuracy to gauge effectiveness.</text:p>
        </text:list-item>
        <text:list-item>
          <text:p text:style-name="P19"><text:span text:style-name="Strong_20_Emphasis">Model Selection:</text:span> Choose the most robust and generalizable model.</text:p>
        </text:list-item>
      </text:list>
      <text:p text:style-name="Text_20_body"><text:span text:style-name="Strong_20_Emphasis">Phase 5: Reporting &amp; Visualization</text:span></text:p>
      <text:list text:style-name="L9">
        <text:list-item>
          <text:p text:style-name="P21"><text:span text:style-name="Strong_20_Emphasis">Insights &amp; Recommendations:</text:span> Present key findings, use graphics to depict customer segments, illustrate model performance, and propose actionable strategies for targeted marketing campaigns.</text:p>
        </text:list-item>
      </text:list>
      <text:p text:style-name="Text_20_body"><text:span text:style-name="Strong_20_Emphasis">Challenges &amp; Mitigations:</text:span></text:p>
      <text:list text:style-name="L10">
        <text:list-item>
          <text:p text:style-name="P23"><text:span text:style-name="Strong_20_Emphasis">Data Quality:</text:span> Allocate ample time and resources for thorough data cleansing.</text:p>
        </text:list-item>
        <text:list-item>
          <text:p text:style-name="P23"><text:span text:style-name="Strong_20_Emphasis">High Dimensionality:</text:span> Employ PCA and feature selection to manage complexity.</text:p>
        </text:list-item>
        <text:list-item>
          <text:p text:style-name="P22"><text:span text:style-name="Strong_20_Emphasis">Class Imbalance:</text:span> Use resampling techniques and relevant performance metrics to handle skewed target distributions.</text:p>
        </text:list-item>
      </text:list>
      <text:h text:style-name="Heading_20_3" text:outline-level="3">References</text:h>
      <text:list text:style-name="L11">
        <text:list-item>
          <text:p text:style-name="P25">Hosmer, D. W., Lemeshow, S., &amp; Sturdivant, R. X. (2013). <text:span text:style-name="Emphasis">Applied Logistic Regression.</text:span> Wiley.</text:p>
        </text:list-item>
        <text:list-item>
          <text:p text:style-name="P25">Kotler, P., &amp; Keller, K. L. (2016). <text:span text:style-name="Emphasis">Marketing Management</text:span> (15th ed.). Pearson.</text:p>
        </text:list-item>
        <text:list-item>
          <text:p text:style-name="P25">Murphy, K. P. (2012). <text:span text:style-name="Emphasis">Machine Learning: A Probabilistic Perspective.</text:span> MIT Press.</text:p>
        </text:list-item>
        <text:list-item>
          <text:p text:style-name="P24">Saito, T., &amp; Rehmsmeier, M. (2015). The Precision-Recall Plot Is More Informative than the ROC Plot When Evaluating Binary Classifiers on Imbalanced Datasets. <text:span text:style-name="Emphasis">PLoS ONE, 10</text:span>(3), e0118432.</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6T16:32:17.651130835</meta:creation-date>
    <dc:date>2024-12-06T16:34:25.861699843</dc:date>
    <meta:editing-duration>PT2M8S</meta:editing-duration>
    <meta:editing-cycles>1</meta:editing-cycles>
    <meta:generator>LibreOffice/24.2.6.2$Linux_X86_64 LibreOffice_project/420$Build-2</meta:generator>
    <meta:print-date>2024-12-06T16:34:32.497379514</meta:print-date>
    <meta:printed-by>PDF files</meta:printed-by>
    <meta:document-statistic meta:table-count="0" meta:image-count="0" meta:object-count="0" meta:page-count="4" meta:paragraph-count="66" meta:word-count="1106" meta:character-count="8248" meta:non-whitespace-character-count="7247"/>
  </office:meta>
</office:document-meta>
</file>